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2_generation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2308" calcext:value-type="float">
            <text:p>2308</text:p>
          </table:table-cell>
          <table:table-cell/>
          <table:table-cell office:value-type="string" calcext:value-type="string">
            <text:p>Max</text:p>
          </table:table-cell>
          <table:table-cell table:formula="of:=MAX([.A1:.A10])"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/>
          <table:table-cell office:value-type="string" calcext:value-type="string">
            <text:p>Min</text:p>
          </table:table-cell>
          <table:table-cell table:formula="of:=MIN([.A1:.A10])"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Mean</text:p>
          </table:table-cell>
          <table:table-cell table:formula="of:=AVERAGE([.A1:.A10])" office:value-type="float" office:value="1784.8" calcext:value-type="float">
            <text:p>1784.8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10])" office:value-type="float" office:value="1602.5" calcext:value-type="float">
            <text:p>1602.5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/>
          <table:table-cell office:value-type="string" calcext:value-type="string">
            <text:p>Std.Dev</text:p>
          </table:table-cell>
          <table:table-cell table:formula="of:=COM.MICROSOFT.STDEV.S([.A1:.A10])" office:value-type="float" office:value="453.615549410144" calcext:value-type="float">
            <text:p>453.615549410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/>
          <table:table-cell office:value-type="string" calcext:value-type="string">
            <text:p>Variation</text:p>
          </table:table-cell>
          <table:table-cell table:formula="of:=[.D5]/[.D3]" office:value-type="float" office:value="0.254154834945172" calcext:value-type="float">
            <text:p>0.2541548349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18:57.278000000</dc:date>
    <meta:editing-duration>PT5S</meta:editing-duration>
    <meta:editing-cycles>1</meta:editing-cycles>
    <meta:document-statistic meta:table-count="1" meta:cell-count="22" meta:object-count="0"/>
    <meta:generator>LibreOffice/4.4.3.2$Windows_x86 LibreOffice_project/88805f81e9fe61362df02b9941de8e38a9b5fd16</meta:generator>
  </office:meta>
</office:document-meta>
</file>